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2">Dokumentaatio 2</text:span></text:p>
      <text:p text:style-name="Standard"><text:span text:style-name="T2"><text:tab/><text:tab/><text:tab/><text:tab/><text:tab/><text:tab/><text:tab/><text:tab/><text:tab/><text:tab/></text:span><text:span text:style-name="T5">Taneli Virkkala</text:span></text:p>
      <text:p text:style-name="Standard"><text:span text:style-name="T5"/></text:p>
      <text:p text:style-name="P1"><text:span text:style-name="T3">Luokat:</text:span></text:p>
      <text:p text:style-name="P1"><text:span text:style-name="T3">-Kortti</text:span></text:p>
      <text:p text:style-name="P1"><text:span text:style-name="T3">-Graafinen käyttöliittymä</text:span></text:p>
      <text:p text:style-name="P1"><text:span text:style-name="T3">-Itse peli</text:span></text:p>
      <text:p text:style-name="P1"><text:span text:style-name="T3">-Pelin testa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eli </meta:initial-creator>
    <meta:creation-date>2012-01-24T00:00:56</meta:creation-date>
    <meta:document-statistic meta:table-count="0" meta:image-count="0" meta:object-count="0" meta:page-count="1" meta:paragraph-count="8" meta:word-count="12" meta:character-count="111" meta:non-whitespace-character-count="93"/>
    <dc:date>2012-01-24T00:03:48</dc:date>
    <dc:creator>Taneli </dc:creator>
    <meta:editing-duration>PT2M53S</meta:editing-duration>
    <meta:editing-cycles>1</meta:editing-cycles>
    <meta:generator>LibreOffice/3.4$Linux LibreOffice_project/340m1$Build-402</meta:generator>
  </office:meta>
</office:document-meta>
</file>